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ourier 10 Pitch" fo:letter-spacing="norm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Courier 10 Pitch" fo:letter-spacing="normal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0% 100%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style:text-position="0% 100%" style:font-name="Times New Roman1" style:font-name-asian="Times New Roman1" style:font-style-asian="normal" style:font-name-complex="Times New Roman1" style:font-style-complex="normal"/>
    </style:style>
    <style:style style:name="T4" style:family="text">
      <style:text-properties style:text-position="0% 100%" style:font-name="Times New Roman1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style:text-position="0% 100%" style:font-style-asian="normal" style:font-style-complex="normal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ic for Applications</text:p>
      <text:p text:style-name="P3">Ch 4: 1,4,6 <text:line-break/>Ch 5: 1,2 <text:line-break/>Ch 6: 6</text:p>
      <text:p text:style-name="P3"/>
      <text:p text:style-name="P7">4.1</text:p>
      <text:p text:style-name="P7">(a)</text:p>
      <text:p text:style-name="P4"><text:span text:style-name="T1"><text:tab/>F((a v a) </text:span><text:span text:style-name="T2">↔</text:span><text:span text:style-name="T1"> a)</text:span></text:p>
      <text:p text:style-name="P8"><text:tab/>/ <text:s text:c="11"/>\</text:p>
      <text:p text:style-name="P8">T(a v a)<text:tab/><text:tab/> <text:s text:c="2"/>F(a v a)</text:p>
      <text:p text:style-name="P8"><text:s/>|<text:tab/><text:tab/><text:tab/> <text:s text:c="3"/>|</text:p>
      <text:p text:style-name="P8">F(a)<text:tab/><text:tab/><text:tab/> <text:s text:c="2"/>T(a)</text:p>
      <text:p text:style-name="P8"><text:s/>|<text:tab/><text:tab/><text:tab/> <text:s text:c="3"/>|</text:p>
      <text:p text:style-name="P8">T(a v a)<text:tab/><text:tab/> <text:s text:c="2"/>F(a v a)</text:p>
      <text:p text:style-name="P8"><text:s/>| <text:s text:c="3"/>\<text:tab/><text:tab/> <text:s text:c="3"/>|<text:line-break/>T(a) <text:s/>T(a)<text:tab/> <text:s text:c="2"/>F(a)</text:p>
      <text:p text:style-name="P8"><text:s/>| <text:s text:c="4"/>|<text:tab/><text:tab/> <text:s text:c="3"/>|</text:p>
      <text:p text:style-name="P8"><text:s/>X <text:s text:c="4"/>X<text:tab/><text:tab/> <text:s text:c="2"/>F(b)</text:p>
      <text:p text:style-name="P8"><text:tab/><text:tab/><text:tab/> <text:s text:c="3"/>|</text:p>
      <text:p text:style-name="P8"><text:tab/><text:tab/><text:tab/> <text:s text:c="3"/>X</text:p>
      <text:p text:style-name="P8"/>
      <text:p text:style-name="P9">(b)</text:p>
      <text:p text:style-name="P4"><text:span text:style-name="T1"><text:tab/>F((a ^ a) </text:span><text:span text:style-name="T2">↔</text:span><text:span text:style-name="T1"> a)</text:span></text:p>
      <text:p text:style-name="P8"><text:tab/>/ <text:s text:c="11"/>\</text:p>
      <text:p text:style-name="P8">T(a ^ a)<text:tab/><text:tab/> <text:s text:c="2"/>F(a ^ a)</text:p>
      <text:p text:style-name="P8"><text:s/>|<text:tab/><text:tab/><text:tab/> <text:s text:c="3"/>|</text:p>
      <text:p text:style-name="P8">F(a)<text:tab/><text:tab/><text:tab/> <text:s text:c="2"/>T(a)</text:p>
      <text:p text:style-name="P8"><text:s/>|<text:tab/><text:tab/><text:tab/> <text:s text:c="3"/>|</text:p>
      <text:p text:style-name="P8">T(a ^ a)<text:tab/><text:tab/> <text:s text:c="2"/>F(a ^ a)</text:p>
      <text:p text:style-name="P8"><text:s/>| <text:s text:c="4"/><text:tab/><text:tab/> <text:s text:c="3"/>| <text:s text:c="3"/>\<text:line-break/>T(a) <text:s text:c="5"/><text:tab/> <text:s text:c="2"/>F(a) <text:s/>F(a)</text:p>
      <text:p text:style-name="P8"><text:s/>| <text:s text:c="5"/><text:tab/><text:tab/> <text:s text:c="3"/>|<text:tab/>|</text:p>
      <text:p text:style-name="P8">T(a) <text:s text:c="3"/><text:tab/><text:tab/> <text:s text:c="3"/>X<text:tab/>X</text:p>
      <text:p text:style-name="P8"><text:s/>|<text:tab/><text:tab/><text:tab/> <text:s text:c="3"/></text:p>
      <text:p text:style-name="P8"><text:s/>X<text:tab/><text:tab/><text:tab/> <text:s text:c="3"/></text:p>
      <text:p text:style-name="P8"/>
      <text:p text:style-name="P12"/>
      <text:p text:style-name="P9">(c)</text:p>
      <text:p text:style-name="P5"><text:span text:style-name="T5"><text:tab/>F((a ^ b) </text:span><text:span text:style-name="T3">↔</text:span><text:span text:style-name="T5"> (b ^ a))</text:span></text:p>
      <text:p text:style-name="P8"><text:tab/>/<text:tab/><text:tab/><text:tab/> <text:s text:c="2"/>\</text:p>
      <text:p text:style-name="P8"><text:s text:c="4"/>T(a ^ b)<text:tab/><text:tab/> <text:s text:c="2"/>F(a ^ b) </text:p>
      <text:p text:style-name="P8"><text:s/><text:tab/>|<text:tab/><text:tab/><text:tab/> <text:s text:c="3"/>|</text:p>
      <text:p text:style-name="P8"><text:s text:c="4"/>F(b ^ a)<text:tab/><text:tab/> <text:s text:c="2"/>T(b ^ a)</text:p>
      <text:p text:style-name="P8"><text:tab/>|<text:tab/><text:tab/><text:tab/> <text:s text:c="3"/>|</text:p>
      <text:p text:style-name="P8"><text:s text:c="4"/>T(a ^ b)<text:tab/><text:tab/> <text:s text:c="2"/>T(a)</text:p>
      <text:p text:style-name="P8"><text:s text:c="5"/>|<text:tab/><text:tab/><text:tab/> <text:s text:c="3"/>|</text:p>
      <text:p text:style-name="P8"><text:s text:c="4"/>T(a)<text:tab/><text:tab/><text:tab/> <text:s text:c="2"/>T(b)</text:p>
      <text:p text:style-name="P8"><text:tab/>|<text:tab/><text:tab/><text:tab/> <text:s text:c="3"/>|</text:p>
      <text:p text:style-name="P8"><text:s text:c="4"/>T(b)<text:tab/><text:tab/><text:tab/> <text:s text:c="2"/>F(a ^ b)</text:p>
      <text:p text:style-name="P8"><text:tab/>|<text:tab/><text:tab/><text:tab/> <text:s text:c="3"/>|<text:tab/>\</text:p>
      <text:p text:style-name="P8"><text:s text:c="4"/>F(b ^ a)<text:tab/><text:tab/> <text:s text:c="2"/>F(a)<text:tab/>F(b)</text:p>
      <text:p text:style-name="P8"><text:s text:c="4"/>/<text:tab/>\<text:tab/><text:tab/> <text:s text:c="3"/>| <text:s text:c="4"/>|</text:p>
      <text:p text:style-name="P8"><text:s text:c="3"/>F(b)<text:tab/>F(a) <text:tab/> <text:s text:c="3"/>X <text:s text:c="4"/>X</text:p>
      <text:p text:style-name="P8"><text:s text:c="3"/>|<text:tab/><text:tab/>|</text:p>
      <text:p text:style-name="P8"><text:s text:c="3"/>X<text:tab/> <text:s text:c="4"/>X</text:p>
      <text:p text:style-name="P8"/>
      <text:p text:style-name="P9">(d)</text:p>
      <text:p text:style-name="P5"><text:span text:style-name="T5"><text:tab/>F((a v b) </text:span><text:span text:style-name="T3">↔</text:span><text:span text:style-name="T5"> (b v a))</text:span></text:p>
      <text:p text:style-name="P8"><text:tab/>/<text:tab/><text:tab/><text:tab/> <text:s text:c="2"/>\</text:p>
      <text:p text:style-name="P8"><text:s text:c="4"/>T(a v b)<text:tab/><text:tab/> <text:s text:c="2"/>F(a v b) </text:p>
      <text:p text:style-name="P8"><text:s/><text:tab/>|<text:tab/><text:tab/><text:tab/> <text:s text:c="3"/>|</text:p>
      <text:p text:style-name="P8"><text:s text:c="4"/>F(b v a)<text:tab/><text:tab/> <text:s text:c="2"/>T(b v a)</text:p>
      <text:p text:style-name="P8"><text:tab/>|<text:tab/><text:tab/><text:tab/> <text:s text:c="3"/>|</text:p>
      <text:p text:style-name="P8"><text:s text:c="4"/>F(b)<text:tab/><text:tab/> <text:s text:c="2"/><text:tab/> <text:s text:c="2"/>T(a)</text:p>
      <text:p text:style-name="P8"><text:s text:c="5"/>|<text:tab/><text:tab/><text:tab/> <text:s text:c="3"/>|</text:p>
      <text:p text:style-name="P8"><text:s text:c="4"/>F(a)<text:tab/><text:tab/><text:tab/> <text:s text:c="2"/>T(b)</text:p>
      <text:p text:style-name="P8"><text:tab/>|<text:tab/><text:tab/><text:tab/> <text:s text:c="3"/>|</text:p>
      <text:p text:style-name="P8"><text:s text:c="4"/>T(a v b)<text:tab/><text:tab/> <text:s text:c="2"/>F(a ^ b)</text:p>
      <text:p text:style-name="P8"><text:tab/>|<text:tab/>\<text:tab/><text:tab/> <text:s text:c="3"/>|<text:tab/>\</text:p>
      <text:p text:style-name="P8"><text:s text:c="4"/>T(a)<text:tab/>T(b)<text:tab/> <text:s text:c="2"/><text:tab/> <text:s/>F(a)<text:tab/>F(b)</text:p>
      <text:p text:style-name="P8"><text:s text:c="5"/>|<text:tab/> |<text:tab/><text:tab/> <text:s text:c="3"/>| <text:s text:c="4"/>|</text:p>
      <text:p text:style-name="P8"><text:s text:c="5"/>X <text:tab/> X <text:s text:c="2"/><text:tab/> <text:s text:c="3"/>X <text:s text:c="4"/>X</text:p>
      <text:p text:style-name="P8"/>
      <text:p text:style-name="P12"><text:s/></text:p>
      <text:p text:style-name="P9">4.4</text:p>
      <text:p text:style-name="P9">(a)</text:p>
      <text:p text:style-name="P4"><text:span text:style-name="T1"><text:tab/><text:tab/>F((a </text:span><text:span text:style-name="T4">→</text:span><text:span text:style-name="T1"> (b </text:span><text:span text:style-name="T4">→</text:span><text:span text:style-name="T1"> c)) </text:span><text:span text:style-name="T4">→</text:span><text:span text:style-name="T1"> ((a ^ b) </text:span><text:span text:style-name="T4">→</text:span><text:span text:style-name="T1"> c))</text:span></text:p>
      <text:p text:style-name="P8"><text:tab/><text:tab/> |<text:tab/><text:tab/><text:tab/><text:tab/><text:tab/><text:tab/></text:p>
      <text:p text:style-name="P4"><text:span text:style-name="T1"><text:tab/><text:tab/>T((a </text:span><text:span text:style-name="T4">→</text:span><text:span text:style-name="T1"> (b </text:span><text:span text:style-name="T4">→</text:span><text:span text:style-name="T1"> c))</text:span></text:p>
      <text:p text:style-name="P8"><text:tab/><text:tab/> |</text:p>
      <text:p text:style-name="P4"><text:span text:style-name="T1"><text:tab/><text:tab/>F((a ^ b) </text:span><text:span text:style-name="T4">→</text:span><text:span text:style-name="T1"> c))</text:span></text:p>
      <text:p text:style-name="P8"><text:tab/><text:tab/> |</text:p>
      <text:p text:style-name="P8"><text:tab/><text:tab/>T(a ^ b)</text:p>
      <text:p text:style-name="P8"><text:tab/><text:tab/> |</text:p>
      <text:p text:style-name="P8"><text:tab/><text:tab/>F(c)</text:p>
      <text:p text:style-name="P8"><text:s/><text:tab/><text:tab/> |</text:p>
      <text:p text:style-name="P8"><text:tab/><text:tab/>T(a ^ b)</text:p>
      <text:p text:style-name="P8"><text:s/><text:tab/><text:tab/> |</text:p>
      <text:p text:style-name="P8"><text:tab/><text:tab/>T(a)</text:p>
      <text:p text:style-name="P8"><text:tab/><text:tab/> |</text:p>
      <text:p text:style-name="P8"><text:tab/><text:tab/>T(b)</text:p>
      <text:p text:style-name="P8"><text:tab/><text:tab/> |</text:p>
      <text:p text:style-name="P4"><text:span text:style-name="T1"><text:tab/><text:tab/>T((a </text:span><text:span text:style-name="T4">→</text:span><text:span text:style-name="T1"> (b </text:span><text:span text:style-name="T4">→</text:span><text:span text:style-name="T1"> c))</text:span></text:p>
      <text:p text:style-name="P8"><text:tab/> <text:s text:c="4"/>/<text:tab/><text:tab/><text:tab/>\</text:p>
      <text:p text:style-name="P4"><text:span text:style-name="T1"><text:tab/> <text:s text:c="3"/>F(a)<text:tab/><text:tab/><text:tab/>T(b </text:span><text:span text:style-name="T4">→</text:span><text:span text:style-name="T1"> c)</text:span></text:p>
      <text:p text:style-name="P8"><text:tab/><text:tab/>|<text:tab/><text:tab/><text:tab/>/<text:tab/>\</text:p>
      <text:p text:style-name="P8"><text:tab/><text:tab/>X<text:tab/><text:tab/> <text:s text:c="3"/>F(b)<text:tab/>T(c)</text:p>
      <text:p text:style-name="P8"><text:tab/><text:tab/><text:tab/><text:tab/><text:tab/>| <text:s text:c="4"/>|</text:p>
      <text:p text:style-name="P8"><text:tab/><text:tab/><text:tab/><text:tab/><text:tab/>X<text:tab/> X</text:p>
      <text:p text:style-name="P8"/>
      <text:p text:style-name="P13">(b)</text:p>
      <text:p text:style-name="P4"><text:span text:style-name="T1">F(((a ^ b) </text:span><text:span text:style-name="T4">→</text:span><text:span text:style-name="T1"> c) </text:span><text:span text:style-name="T4">→</text:span><text:span text:style-name="T1"> (a </text:span><text:span text:style-name="T4">→</text:span><text:span text:style-name="T1"> (b </text:span><text:span text:style-name="T4">→</text:span><text:span text:style-name="T1"> c)))</text:span></text:p>
      <text:p text:style-name="P8"><text:tab/><text:tab/> |<text:tab/><text:tab/><text:tab/><text:tab/><text:tab/><text:tab/></text:p>
      <text:p text:style-name="P4"><text:span text:style-name="T1"><text:tab/><text:tab/>F((a </text:span><text:span text:style-name="T4">→</text:span><text:span text:style-name="T1"> (b </text:span><text:span text:style-name="T4">→</text:span><text:span text:style-name="T1"> c))</text:span></text:p>
      <text:p text:style-name="P8"><text:tab/><text:tab/> |</text:p>
      <text:p text:style-name="P4"><text:span text:style-name="T1"><text:tab/><text:tab/>T((a ^ b) </text:span><text:span text:style-name="T4">→</text:span><text:span text:style-name="T1"> c))</text:span></text:p>
      <text:p text:style-name="P8"><text:tab/><text:tab/> |</text:p>
      <text:p text:style-name="P4"><text:span text:style-name="T1"><text:tab/><text:tab/>F((a </text:span><text:span text:style-name="T4">→</text:span><text:span text:style-name="T1"> (b </text:span><text:span text:style-name="T4">→</text:span><text:span text:style-name="T1"> c))</text:span></text:p>
      <text:p text:style-name="P8"><text:s/><text:tab/> <text:s text:c="5"/>|</text:p>
      <text:p text:style-name="P8"><text:tab/><text:tab/>T(a)</text:p>
      <text:p text:style-name="P8"><text:tab/><text:tab/> |</text:p>
      <text:p text:style-name="P4"><text:span text:style-name="T1"><text:tab/> <text:s text:c="4"/>F(b </text:span><text:span text:style-name="T4">→</text:span><text:span text:style-name="T1"> c)</text:span></text:p>
      <text:p text:style-name="P8"><text:tab/><text:tab/> |</text:p>
      <text:p text:style-name="P8"><text:tab/><text:tab/>T(b)</text:p>
      <text:p text:style-name="P8"><text:s/><text:tab/><text:tab/> |</text:p>
      <text:p text:style-name="P8"><text:tab/><text:tab/>F(c)</text:p>
      <text:p text:style-name="P8"><text:tab/><text:tab/> |</text:p>
      <text:p text:style-name="P4"><text:span text:style-name="T1"><text:tab/><text:tab/>T((a ^ b) </text:span><text:span text:style-name="T4">→</text:span><text:span text:style-name="T1"> c))</text:span></text:p>
      <text:p text:style-name="P8"><text:tab/><text:tab/>/<text:tab/><text:tab/><text:tab/>\</text:p>
      <text:p text:style-name="P8"><text:tab/> <text:s/>F(a ^ b)<text:tab/><text:tab/>T(c)</text:p>
      <text:p text:style-name="P8"><text:tab/> <text:s text:c="2"/>|<text:tab/> <text:s text:c="3"/>\<text:tab/><text:tab/> |</text:p>
      <text:p text:style-name="P8"><text:tab/> <text:s/>F(a)<text:tab/>F(b)<text:tab/><text:tab/> X</text:p>
      <text:p text:style-name="P8"><text:tab/> <text:s text:c="2"/>|<text:tab/><text:tab/> |</text:p>
      <text:p text:style-name="P8"><text:tab/> <text:s text:c="2"/>X <text:s text:c="6"/>X</text:p>
      <text:p text:style-name="P9">4.6</text:p>
      <text:p text:style-name="P5"><text:span text:style-name="T5"><text:tab/>F((a </text:span><text:span text:style-name="T3">→</text:span><text:span text:style-name="T5"> b) </text:span><text:span text:style-name="T3">↔</text:span><text:span text:style-name="T5"> (~b </text:span><text:span text:style-name="T3">→</text:span><text:span text:style-name="T5"> ~a))</text:span></text:p>
      <text:p text:style-name="P8"><text:tab/>/<text:tab/><text:tab/><text:tab/><text:tab/> <text:s text:c="2"/>\</text:p>
      <text:p text:style-name="P5"><text:span text:style-name="T5"><text:s text:c="2"/>T(a </text:span><text:span text:style-name="T3">→</text:span><text:span text:style-name="T5"> b)<text:tab/><text:tab/><text:tab/>F(a </text:span><text:span text:style-name="T3">→</text:span><text:span text:style-name="T5"> b)</text:span></text:p>
      <text:p text:style-name="P8"><text:s text:c="3"/>|<text:tab/><text:tab/><text:tab/><text:tab/><text:tab/> <text:s text:c="3"/>|</text:p>
      <text:p text:style-name="P5"><text:span text:style-name="T5"><text:s text:c="2"/>F(~b </text:span><text:span text:style-name="T3">→</text:span><text:span text:style-name="T5"> ~a)<text:tab/><text:tab/><text:tab/>T(~b </text:span><text:span text:style-name="T3">→</text:span><text:span text:style-name="T5"> ~a)</text:span></text:p>
      <text:p text:style-name="P8"><text:s text:c="3"/>|<text:tab/><text:tab/><text:tab/><text:tab/><text:tab/> <text:s text:c="3"/>|</text:p>
      <text:p text:style-name="P5"><text:span text:style-name="T5"><text:s text:c="2"/>T(~b)<text:tab/><text:tab/><text:tab/><text:tab/>F(a </text:span><text:span text:style-name="T3">→</text:span><text:span text:style-name="T5"> b)</text:span></text:p>
      <text:p text:style-name="P8"><text:s text:c="3"/>|<text:tab/><text:tab/><text:tab/><text:tab/><text:tab/><text:tab/> |</text:p>
      <text:p text:style-name="P8"><text:s text:c="2"/>F(~a)<text:tab/><text:tab/><text:tab/><text:tab/><text:tab/>T(a)</text:p>
      <text:p text:style-name="P8"><text:s text:c="3"/>|<text:tab/><text:tab/><text:tab/><text:tab/><text:tab/><text:tab/> |</text:p>
      <text:p text:style-name="P8"><text:s text:c="2"/>T(a)<text:tab/><text:tab/><text:tab/><text:tab/><text:tab/>F(b)</text:p>
      <text:p text:style-name="P8"><text:s text:c="3"/>|<text:tab/><text:tab/><text:tab/><text:tab/><text:tab/><text:tab/> |</text:p>
      <text:p text:style-name="P5"><text:span text:style-name="T5"><text:s text:c="2"/>T(~b)<text:tab/><text:tab/><text:tab/><text:tab/><text:tab/>T(~b </text:span><text:span text:style-name="T3">→</text:span><text:span text:style-name="T5"> ~a)</text:span></text:p>
      <text:p text:style-name="P8"><text:s text:c="3"/>|<text:tab/><text:tab/><text:tab/><text:tab/><text:tab/><text:tab/> |<text:tab/><text:tab/>\</text:p>
      <text:p text:style-name="P8"><text:s text:c="2"/>F(b)<text:tab/><text:tab/><text:tab/><text:tab/><text:tab/>F(~b)<text:tab/>T(~a)</text:p>
      <text:p text:style-name="P5"><text:span text:style-name="T5"><text:s text:c="2"/>T(a </text:span><text:span text:style-name="T3">→</text:span><text:span text:style-name="T5"> b)<text:tab/><text:tab/><text:tab/><text:tab/> |<text:tab/><text:tab/> |</text:span></text:p>
      <text:p text:style-name="P8"><text:s text:c="3"/>|<text:tab/><text:tab/>\<text:tab/><text:tab/><text:tab/><text:tab/>T(b)<text:tab/><text:tab/>F(a)</text:p>
      <text:p text:style-name="P8"><text:s text:c="2"/>F(a)<text:tab/>T(b)<text:tab/><text:tab/><text:tab/><text:tab/> |<text:tab/><text:tab/> |</text:p>
      <text:p text:style-name="P8"><text:s text:c="3"/>|<text:tab/><text:tab/> |<text:tab/><text:tab/><text:tab/><text:tab/> X<text:tab/><text:tab/> X</text:p>
      <text:p text:style-name="P8"><text:s text:c="3"/>X <text:s text:c="6"/>X</text:p>
      <text:p text:style-name="P9"><text:soft-page-break/>5.1</text:p>
      <text:p text:style-name="P10">V(a ^ b)=T <text:s/><text:span text:style-name="T6">→</text:span> V(a) = T ^ V(b) = T <text:tab/><text:tab/>(definition of valuation/truth tables)</text:p>
      <text:p text:style-name="P10">Which corresponds to <text:span text:style-name="T7">Figure 9, 2a</text:span>, defining the atomic tableaux</text:p>
      <text:p text:style-name="P10"/>
      <text:p text:style-name="P10">V(a ^ b)=F <text:span text:style-name="T6">→</text:span> V(a)=F v V(b)=F<text:tab/><text:tab/>(def. of valuation/truth tables)</text:p>
      <text:p text:style-name="P10">Corresponding to <text:span text:style-name="T7">2b</text:span></text:p>
      <text:p text:style-name="P10"><text:span text:style-name="T8"/></text:p>
      <text:p text:style-name="P10">V(~a)=T <text:span text:style-name="T6">→</text:span> V(a) = F<text:tab/><text:tab/>(def. of valuation/truth tables)</text:p>
      <text:p text:style-name="P10">Corresponding to <text:span text:style-name="T7">3a</text:span></text:p>
      <text:p text:style-name="P10"><text:span text:style-name="T8"/></text:p>
      <text:p text:style-name="P10">V(~a)=F <text:span text:style-name="T6">→</text:span> V(a) = T<text:tab/><text:tab/>(def. of valuation/truth tables)</text:p>
      <text:p text:style-name="P10">Corresponding to <text:span text:style-name="T7">3b</text:span></text:p>
      <text:p text:style-name="P10"><text:span text:style-name="T8"/></text:p>
      <text:p text:style-name="P10">V(a v b)=T <text:span text:style-name="T6">→</text:span> V(a) = T v V(b) = T<text:tab/><text:tab/>(def. of valuation/truth tables)</text:p>
      <text:p text:style-name="P10">Corresponding to 4<text:span text:style-name="T7">a</text:span></text:p>
      <text:p text:style-name="P10"><text:span text:style-name="T8"/></text:p>
      <text:p text:style-name="P10">V(a v b)=F <text:span text:style-name="T6">→</text:span> V(a) = F ^ V(b) = F<text:tab/><text:tab/>(def. of valuation/truth tables)</text:p>
      <text:p text:style-name="P10">Corresponding to 4<text:span text:style-name="T7">b</text:span></text:p>
      <text:p text:style-name="P10"><text:span text:style-name="T7"/></text:p>
      <text:p text:style-name="P10">V(a <text:span text:style-name="T6">→</text:span> b)=T <text:span text:style-name="T6">→</text:span> V(a) = F v V(b) = T<text:tab/><text:tab/>(def. of valuation/truth tables)</text:p>
      <text:p text:style-name="P10">Corresponding to <text:span text:style-name="T7">5a</text:span></text:p>
      <text:p text:style-name="P10"><text:span text:style-name="T7"/></text:p>
      <text:p text:style-name="P10">V(a <text:span text:style-name="T6">→</text:span> b)=F <text:span text:style-name="T6">→</text:span> V(a) = T ^ V(b) = F<text:tab/><text:tab/>(def. of valuation/truth tables)</text:p>
      <text:p text:style-name="P10">Corresponding to <text:span text:style-name="T7">5b</text:span></text:p>
      <text:p text:style-name="P10"><text:span text:style-name="T7"/></text:p>
      <text:p text:style-name="P10">V(a <text:span text:style-name="T6">→</text:span> b)=F <text:span text:style-name="T6">→</text:span> V(a) = T ^ V(b) = F<text:tab/><text:tab/>(def. of valuation/truth tables)</text:p>
      <text:p text:style-name="P10">Corresponding to <text:span text:style-name="T7">5b</text:span></text:p>
      <text:p text:style-name="P10"><text:span text:style-name="T7"/></text:p>
      <text:p text:style-name="P10">V(a <text:span text:style-name="T6">↔</text:span> b) = F <text:span text:style-name="T6">→</text:span> (V(a) = T ^ V(b) = F) v (V(a) = F v V(b) = T)<text:tab/>(def. of valuation/truth tables)</text:p>
      <text:p text:style-name="P11"><text:span text:style-name="T8">Corresponding to </text:span>6b</text:p>
      <text:p text:style-name="P11"><text:span text:style-name="T8"/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ay Bolton<text:tab/>Week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07T19:38:50</meta:creation-date>
    <dc:creator>jb</dc:creator>
    <dc:date>2010-10-17T14:23:02</dc:date>
    <meta:editing-cycles>206</meta:editing-cycles>
    <meta:editing-duration>PT2H54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56" meta:word-count="524" meta:character-count="2793"/>
  </office:meta>
</office:document-meta>
</file>